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fenced open="(" close=")">
                <mrow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fenced>
              <mo stretchy="false">†</mo>
            </msup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i>p</mi>
            </msup>
            <mi/>
            <msup>
              <mo stretchy="false">℘</mo>
              <mo stretchy="false">†</mo>
            </msup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row>
                  <msup>
                    <mo stretchy="false">℘</mo>
                    <mrow>
                      <mrow>
                        <mo stretchy="false">−</mo>
                        <mn>1</mn>
                      </mrow>
                    </mrow>
                  </msup>
                </mrow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i>p</mi>
            </msup>
            <mi/>
            <msup>
              <mo stretchy="false">℘</mo>
              <mrow>
                <mrow>
                  <mo stretchy="false">−</mo>
                  <mn>1</mn>
                </mrow>
              </mrow>
            </msup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row>
                  <mo stretchy="false">℘</mo>
                  <mi>'</mi>
                </mrow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row>
                <mi>p</mi>
                <mi>'</mi>
              </mrow>
            </msup>
            <mi/>
            <mo stretchy="false">℘</mo>
            <mi>'</mi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bsup>
          </mrow>
        </mtd>
      </mtr>
    </mtable>
    <annotation encoding="StarMath 5.0">left ( 
 S _N ^{(+-`)} 
right ) ^%Ux2020 ~=~ 
1 over {N "!"} ~ sum from %Ux2118 ~ (`+-`) ^p ~ %Ux2118 ^%Ux2020 
~=~ 
1 over {N "!"} ~ sum from {%Ux2118 ^{-1}} ~ (`+-`) ^p ~ %Ux2118 ^{-1} 
~=` newline `=~ 
1 over {N "!"} ~ sum from {%Ux2118 '} ~ (`+-`) ^{p '} ~ %Ux2118 ' 
~=~ 
S _N ^{(+-`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09:38.421000000</meta:creation-date>
    <meta:generator>LibreOffice/4.1.4.2$Windows_x86 LibreOffice_project/0a0440ccc0227ad9829de5f46be37cfb6edcf72</meta:generator>
  </office:meta>
</office:document-meta>
</file>